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a933" officeooo:paragraph-rsid="000a8c6f"/>
    </style:style>
    <style:style style:name="P2" style:family="paragraph" style:parent-style-name="Standard">
      <style:text-properties fo:color="#00a933" officeooo:rsid="000a8c6f" officeooo:paragraph-rsid="000a8c6f"/>
    </style:style>
    <style:style style:name="P3" style:family="paragraph" style:parent-style-name="Standard">
      <style:text-properties fo:color="#00a933" officeooo:rsid="000d6a61" officeooo:paragraph-rsid="000d6a61"/>
    </style:style>
    <style:style style:name="P4" style:family="paragraph" style:parent-style-name="Standard">
      <style:text-properties fo:color="#000000" officeooo:rsid="000a9eab" officeooo:paragraph-rsid="000a9eab"/>
    </style:style>
    <style:style style:name="P5" style:family="paragraph" style:parent-style-name="Standard">
      <style:text-properties fo:color="#000000" officeooo:rsid="000a9eab" officeooo:paragraph-rsid="000c2a60"/>
    </style:style>
    <style:style style:name="T1" style:family="text">
      <style:text-properties style:font-name="sans-serif" fo:font-size="12pt"/>
    </style:style>
    <style:style style:name="T2" style:family="text">
      <style:text-properties style:font-name="sans-serif" fo:font-size="12pt" officeooo:rsid="000c2a60"/>
    </style:style>
    <style:style style:name="T3" style:family="text">
      <style:text-properties fo:color="#000000" style:font-name="sans-serif" fo:font-size="12pt"/>
    </style:style>
    <style:style style:name="T4" style:family="text">
      <style:text-properties fo:color="#000000" style:font-name="sans-serif" fo:font-size="12pt" officeooo:rsid="000c2a60"/>
    </style:style>
    <style:style style:name="T5" style:family="text">
      <style:text-properties fo:color="#000000" style:font-name="sans-serif" fo:font-size="12pt" officeooo:rsid="000d6a6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(1,5) Quais os elementos de uma instrução de computador? O que cada elemento representa? </text:span></text:p>
      <text:p text:style-name="P2"><text:span text:style-name="T1">R:</text:span><text:span text:style-name="T4">codigo de operacao</text:span><text:span text:style-name="T5">(opcode):</text:span><text:span text:style-name="T4"> operacao a ser realizada (aritimetica,logica,transferencia de dados, controle)</text:span></text:p>
      <text:p text:style-name="P3"><text:span text:style-name="T4">r</text:span><text:span text:style-name="T3">eferencia dos operandos:pode ser endereco de memoria principal, endereco ou numero do registrador,valor já especificado na instrucao,enerecamento de um modulo de saida,</text:span></text:p>
      <text:p text:style-name="P3"><text:span text:style-name="T3">referencia aproxima instrucao: serve para a unidade de controle busca a próxima instrucao enquanto uma e executada</text:span></text:p>
      <text:p text:style-name="P2"><text:span text:style-name="T4"/></text:p>
      <text:p text:style-name="P1"><text:span text:style-name="T1">2.(1,0) Que tipos de locais podem manter operandos de origem e destino? </text:span></text:p>
      <text:p text:style-name="P2"><text:span text:style-name="T1">R:</text:span></text:p>
      <text:p text:style-name="P1"><text:span text:style-name="T1">3.(1,0) Vimos quatro tipos de instrução em aula. Escolha dois tipos e os explique com suas palavras. </text:span></text:p>
      <text:p text:style-name="P2"><text:span text:style-name="T1">R:</text:span></text:p>
      <text:p text:style-name="P1"><text:span text:style-name="T1">4.(1,5) Todas as instruções de computador seguem o mesmo formato, i.e., a mesma divisão de bits para os elementos listados na Questão 1? Justifique. </text:span></text:p>
      <text:p text:style-name="P2"><text:span text:style-name="T1">R:</text:span></text:p>
      <text:p text:style-name="P1"><text:span text:style-name="T1">5.(1,0) Por que não conseguimos representar quaisquer operandos em uma instrução de computador? </text:span></text:p>
      <text:p text:style-name="P2"><text:span text:style-name="T1">R:</text:span></text:p>
      <text:p text:style-name="P1"><text:span text:style-name="T1">6.(1,0) Vimos sete modos de endereçamento em aula. Escolha dois modos e os diferencie. </text:span></text:p>
      <text:p text:style-name="P2"><text:span text:style-name="T1">R:</text:span></text:p>
      <text:p text:style-name="P1"><text:span text:style-name="T1">7.(1,0) Qual a vantagem do uso de um mecanismo de interrupção em uma UCP? </text:span></text:p>
      <text:p text:style-name="P2"><text:span text:style-name="T1">R:</text:span></text:p>
      <text:p text:style-name="P1"><text:span text:style-name="T1">8.(2,0) Como funciona um dispositivo de E/S controlada por interrupções?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4"><text:span text:style-name="T1">Anotacoes extra:</text:span></text:p>
      <text:p text:style-name="P5"><text:span text:style-name="T1">*e o que vai delimiitar o que o computador vai fazr, o conjunto de instucoes oferece os reuisitos funcionais para o processador,</text:span><text:span text:style-name="T2">acessiveis ao sistema operacional , que permite <text:s/>que o computador <text:s/>seja programavel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4T20:49:29.629444774</meta:creation-date>
    <dc:date>2019-11-14T22:09:31.611462428</dc:date>
    <meta:editing-duration>PT48M22S</meta:editing-duration>
    <meta:editing-cycles>2</meta:editing-cycles>
    <meta:generator>LibreOffice/6.3.2.2$Linux_X86_64 LibreOffice_project/30$Build-2</meta:generator>
    <meta:document-statistic meta:table-count="0" meta:image-count="0" meta:object-count="0" meta:page-count="1" meta:paragraph-count="19" meta:word-count="209" meta:character-count="1373" meta:non-whitespace-character-count="1174"/>
  </office:meta>
</office:document-meta>
</file>